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Output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Zen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6V</text:p>
          </table:table-cell>
          <table:table-cell office:value-type="string" calcext:value-type="string">
            <text:p>18V (16.8...19.1)</text:p>
          </table:table-cell>
          <table:table-cell office:value-type="string" calcext:value-type="string">
            <text:p>5.6/2</text:p>
          </table:table-cell>
          <table:table-cell office:value-type="float" office:value="4.211" calcext:value-type="float">
            <text:p>4.211</text:p>
          </table:table-cell>
          <table:table-cell office:value-type="string" calcext:value-type="string">
            <text:p>4V7 (4.4...5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5.5V</text:p>
          </table:table-cell>
          <table:table-cell table:number-columns-repeated="2"/>
          <table:table-cell office:value-type="float" office:value="1.447" calcext:value-type="float">
            <text:p>1.447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7V</text:p>
          </table:table-cell>
          <table:table-cell table:number-columns-repeated="2"/>
          <table:table-cell office:value-type="float" office:value="1.842" calcext:value-type="float">
            <text:p>1.84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16V</text:p>
          </table:table-cell>
          <table:table-cell/>
          <table:table-cell office:value-type="string" calcext:value-type="string">
            <text:p>6.2/2.2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9]*[.M9])/([.L9]+[.M9])" office:value-type="float" office:value="4.25806451612903" calcext:value-type="float">
            <text:p>4.25806451612903</text:p>
          </table:table-cell>
          <table:table-cell table:formula="of:=[.N9]/[.K9]" office:value-type="float" office:value="0.266129032258065" calcext:value-type="float">
            <text:p>0.266129032258065</text:p>
          </table:table-cell>
          <table:table-cell table:formula="of:=[.K9]/[.N9]" office:value-type="float" office:value="3.75757575757576" calcext:value-type="float">
            <text:p>3.75757575757576</text:p>
          </table:table-cell>
          <table:table-cell table:formula="of:=[.N9]*(4096/6600)" office:value-type="float" office:value="2.64258064516129" calcext:value-type="float">
            <text:p>2.6425806451612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9.1/3.3</text:p>
          </table:table-cell>
          <table:table-cell office:value-type="float" office:value="4.258" calcext:value-type="float">
            <text:p>4.2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0]*[.M10])/([.L10]+[.M10])" office:value-type="float" office:value="3.99193548387097" calcext:value-type="float">
            <text:p>3.99193548387097</text:p>
          </table:table-cell>
          <table:table-cell table:formula="of:=[.N10]/[.K10]" office:value-type="float" office:value="0.266129032258065" calcext:value-type="float">
            <text:p>0.266129032258065</text:p>
          </table:table-cell>
          <table:table-cell table:formula="of:=[.K10]/[.N10]" office:value-type="float" office:value="3.75757575757576" calcext:value-type="float">
            <text:p>3.75757575757576</text:p>
          </table:table-cell>
          <table:table-cell table:formula="of:=[.N10]*(4096/6600)" office:value-type="float" office:value="2.47741935483871" calcext:value-type="float">
            <text:p>2.47741935483871</text:p>
          </table:table-cell>
        </table:table-row>
        <table:table-row table:style-name="ro1">
          <table:table-cell table:number-columns-repeated="7"/>
          <table:table-cell table:formula="of:=9.1/3.3" office:value-type="float" office:value="2.75757575757576" calcext:value-type="float">
            <text:p>2.75757575757576</text:p>
          </table:table-cell>
          <table:table-cell table:formula="of:=(16*3.3)/(9.1+3.3)" office:value-type="float" office:value="4.25806451612903" calcext:value-type="float">
            <text:p>4.258064516129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1]*[.M11])/([.L11]+[.M11])" office:value-type="float" office:value="3.7258064516129" calcext:value-type="float">
            <text:p>3.7258064516129</text:p>
          </table:table-cell>
          <table:table-cell table:formula="of:=[.N11]/[.K11]" office:value-type="float" office:value="0.266129032258065" calcext:value-type="float">
            <text:p>0.266129032258065</text:p>
          </table:table-cell>
          <table:table-cell table:formula="of:=[.K11]/[.N11]" office:value-type="float" office:value="3.75757575757576" calcext:value-type="float">
            <text:p>3.75757575757576</text:p>
          </table:table-cell>
          <table:table-cell table:formula="of:=[.N11]*(4096/6600)" office:value-type="float" office:value="2.31225806451613" calcext:value-type="float">
            <text:p>2.31225806451613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2]*[.M12])/([.L12]+[.M12])" office:value-type="float" office:value="3.45967741935484" calcext:value-type="float">
            <text:p>3.45967741935484</text:p>
          </table:table-cell>
          <table:table-cell table:formula="of:=[.N12]/[.K12]" office:value-type="float" office:value="0.266129032258065" calcext:value-type="float">
            <text:p>0.266129032258065</text:p>
          </table:table-cell>
          <table:table-cell table:formula="of:=[.K12]/[.N12]" office:value-type="float" office:value="3.75757575757576" calcext:value-type="float">
            <text:p>3.75757575757576</text:p>
          </table:table-cell>
          <table:table-cell table:formula="of:=[.N12]*(4096/6600)" office:value-type="float" office:value="2.14709677419355" calcext:value-type="float">
            <text:p>2.14709677419355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3]*[.M13])/([.L13]+[.M13])" office:value-type="float" office:value="3.19354838709677" calcext:value-type="float">
            <text:p>3.19354838709677</text:p>
          </table:table-cell>
          <table:table-cell table:formula="of:=[.N13]/[.K13]" office:value-type="float" office:value="0.266129032258064" calcext:value-type="float">
            <text:p>0.266129032258064</text:p>
          </table:table-cell>
          <table:table-cell table:formula="of:=[.K13]/[.N13]" office:value-type="float" office:value="3.75757575757576" calcext:value-type="float">
            <text:p>3.75757575757576</text:p>
          </table:table-cell>
          <table:table-cell table:formula="of:=[.N13]*(4096/6600)" office:value-type="float" office:value="1.98193548387097" calcext:value-type="float">
            <text:p>1.98193548387097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4]*[.M14])/([.L14]+[.M14])" office:value-type="float" office:value="2.92741935483871" calcext:value-type="float">
            <text:p>2.92741935483871</text:p>
          </table:table-cell>
          <table:table-cell table:formula="of:=[.N14]/[.K14]" office:value-type="float" office:value="0.266129032258065" calcext:value-type="float">
            <text:p>0.266129032258065</text:p>
          </table:table-cell>
          <table:table-cell table:formula="of:=[.K14]/[.N14]" office:value-type="float" office:value="3.75757575757576" calcext:value-type="float">
            <text:p>3.75757575757576</text:p>
          </table:table-cell>
          <table:table-cell table:formula="of:=[.N14]*(4096/6600)" office:value-type="float" office:value="1.81677419354839" calcext:value-type="float">
            <text:p>1.81677419354839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5]*[.M15])/([.L15]+[.M15])" office:value-type="float" office:value="2.66129032258065" calcext:value-type="float">
            <text:p>2.66129032258065</text:p>
          </table:table-cell>
          <table:table-cell table:formula="of:=[.N15]/[.K15]" office:value-type="float" office:value="0.266129032258065" calcext:value-type="float">
            <text:p>0.266129032258065</text:p>
          </table:table-cell>
          <table:table-cell table:formula="of:=[.K15]/[.N15]" office:value-type="float" office:value="3.75757575757576" calcext:value-type="float">
            <text:p>3.75757575757576</text:p>
          </table:table-cell>
          <table:table-cell table:formula="of:=[.N15]*(4096/6600)" office:value-type="float" office:value="1.65161290322581" calcext:value-type="float">
            <text:p>1.65161290322581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6]*[.M16])/([.L16]+[.M16])" office:value-type="float" office:value="2.39516129032258" calcext:value-type="float">
            <text:p>2.39516129032258</text:p>
          </table:table-cell>
          <table:table-cell table:formula="of:=[.N16]/[.K16]" office:value-type="float" office:value="0.266129032258065" calcext:value-type="float">
            <text:p>0.266129032258065</text:p>
          </table:table-cell>
          <table:table-cell table:formula="of:=[.K16]/[.N16]" office:value-type="float" office:value="3.75757575757576" calcext:value-type="float">
            <text:p>3.75757575757576</text:p>
          </table:table-cell>
          <table:table-cell table:formula="of:=[.N16]*(4096/6600)" office:value-type="float" office:value="1.48645161290323" calcext:value-type="float">
            <text:p>1.48645161290323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7]*[.M17])/([.L17]+[.M17])" office:value-type="float" office:value="2.12903225806452" calcext:value-type="float">
            <text:p>2.12903225806452</text:p>
          </table:table-cell>
          <table:table-cell table:formula="of:=[.N17]/[.K17]" office:value-type="float" office:value="0.266129032258065" calcext:value-type="float">
            <text:p>0.266129032258065</text:p>
          </table:table-cell>
          <table:table-cell table:formula="of:=[.K17]/[.N17]" office:value-type="float" office:value="3.75757575757576" calcext:value-type="float">
            <text:p>3.75757575757576</text:p>
          </table:table-cell>
          <table:table-cell table:formula="of:=[.N17]*(4096/6600)" office:value-type="float" office:value="1.32129032258065" calcext:value-type="float">
            <text:p>1.32129032258065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8]*[.M18])/([.L18]+[.M18])" office:value-type="float" office:value="1.86290322580645" calcext:value-type="float">
            <text:p>1.86290322580645</text:p>
          </table:table-cell>
          <table:table-cell table:formula="of:=[.N18]/[.K18]" office:value-type="float" office:value="0.266129032258065" calcext:value-type="float">
            <text:p>0.266129032258065</text:p>
          </table:table-cell>
          <table:table-cell table:formula="of:=[.K18]/[.N18]" office:value-type="float" office:value="3.75757575757576" calcext:value-type="float">
            <text:p>3.75757575757576</text:p>
          </table:table-cell>
          <table:table-cell table:formula="of:=[.N18]*(4096/6600)" office:value-type="float" office:value="1.15612903225806" calcext:value-type="float">
            <text:p>1.15612903225806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19]*[.M19])/([.L19]+[.M19])" office:value-type="float" office:value="1.59677419354839" calcext:value-type="float">
            <text:p>1.59677419354839</text:p>
          </table:table-cell>
          <table:table-cell table:formula="of:=[.N19]/[.K19]" office:value-type="float" office:value="0.266129032258064" calcext:value-type="float">
            <text:p>0.266129032258064</text:p>
          </table:table-cell>
          <table:table-cell table:formula="of:=[.K19]/[.N19]" office:value-type="float" office:value="3.75757575757576" calcext:value-type="float">
            <text:p>3.75757575757576</text:p>
          </table:table-cell>
          <table:table-cell table:formula="of:=[.N19]*(4096/6600)" office:value-type="float" office:value="0.990967741935484" calcext:value-type="float">
            <text:p>0.990967741935484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3.3" calcext:value-type="float">
            <text:p>3.3</text:p>
          </table:table-cell>
          <table:table-cell table:formula="of:=([.K20]*[.M20])/([.L20]+[.M20])" office:value-type="float" office:value="1.33064516129032" calcext:value-type="float">
            <text:p>1.33064516129032</text:p>
          </table:table-cell>
          <table:table-cell table:formula="of:=[.N20]/[.K20]" office:value-type="float" office:value="0.266129032258065" calcext:value-type="float">
            <text:p>0.266129032258065</text:p>
          </table:table-cell>
          <table:table-cell table:formula="of:=[.K20]/[.N20]" office:value-type="float" office:value="3.75757575757576" calcext:value-type="float">
            <text:p>3.75757575757576</text:p>
          </table:table-cell>
          <table:table-cell table:formula="of:=[.N20]*(4096/6600)" office:value-type="float" office:value="0.825806451612903" calcext:value-type="float">
            <text:p>0.825806451612903</text:p>
          </table:table-cell>
        </table:table-row>
        <table:table-row table:style-name="ro1">
          <table:table-cell table:number-columns-repeated="13"/>
          <table:table-cell office:value-type="float" office:value="2.55" calcext:value-type="float">
            <text:p>2.55</text:p>
          </table:table-cell>
          <table:table-cell table:formula="of:=[.N21]/[.K21]" office:value-type="string" office:string-value="" calcext:value-type="error">
            <text:p>#DIV/0!</text:p>
          </table:table-cell>
          <table:table-cell table:formula="of:=[.K21]/[.N21]" office:value-type="float" office:value="0" calcext:value-type="float">
            <text:p>0</text:p>
          </table:table-cell>
          <table:table-cell table:formula="of:=([.N21]*1000)*(4096/6600)" office:value-type="float" office:value="1582.54545454545" calcext:value-type="float">
            <text:p>1582.54545454545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hw_adc_raw[X]=2.55*4096/6600 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string" calcext:value-type="string">
            <text:p>di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4]*10000)*[.F24]" office:value-type="float" office:value="2642.58064516129" calcext:value-type="float">
            <text:p>2642.58064516129</text:p>
          </table:table-cell>
          <table:table-cell table:formula="of:=(5632/341000)*([.E24]*10000)" office:value-type="float" office:value="2642.58064516129" calcext:value-type="float">
            <text:p>2642.58064516129</text:p>
          </table:table-cell>
          <table:table-cell table:formula="of:=[.H24]/[.E24]" office:value-type="float" office:value="165.161290322581" calcext:value-type="float">
            <text:p>165.161290322581</text:p>
          </table:table-cell>
          <table:table-cell table:formula="of:=165*[.E24]" office:value-type="float" office:value="2640" calcext:value-type="float">
            <text:p>2640</text:p>
          </table:table-cell>
          <table:table-cell table:formula="of:=[.J24]-[.H24]" office:value-type="float" office:value="-2.58064516129025" calcext:value-type="float">
            <text:p>-2.58064516129025</text:p>
          </table:table-cell>
          <table:table-cell table:formula="of:=(([.E24]*100)*(16516))/10000" office:value-type="float" office:value="2642.56" calcext:value-type="float">
            <text:p>2642.56</text:p>
          </table:table-cell>
          <table:table-cell table:formula="of:=[.L24]-[.H24]" office:value-type="float" office:value="-0.0206451612903038" calcext:value-type="float">
            <text:p>-0.0206451612903038</text:p>
          </table:table-cell>
          <table:table-cell/>
          <table:table-cell table:formula="of:=[.L24]/165" office:value-type="float" office:value="16.0155151515152" calcext:value-type="float">
            <text:p>16.01551515151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5]*10000)*[.F25]" office:value-type="float" office:value="2477.41935483871" calcext:value-type="float">
            <text:p>2477.41935483871</text:p>
          </table:table-cell>
          <table:table-cell table:formula="of:=(5632/341000)*([.E25]*10000)" office:value-type="float" office:value="2477.41935483871" calcext:value-type="float">
            <text:p>2477.41935483871</text:p>
          </table:table-cell>
          <table:table-cell table:formula="of:=[.H25]/[.E25]" office:value-type="float" office:value="165.161290322581" calcext:value-type="float">
            <text:p>165.161290322581</text:p>
          </table:table-cell>
          <table:table-cell table:formula="of:=165*[.E25]" office:value-type="float" office:value="2475" calcext:value-type="float">
            <text:p>2475</text:p>
          </table:table-cell>
          <table:table-cell table:formula="of:=[.J25]-[.H25]" office:value-type="float" office:value="-2.41935483870975" calcext:value-type="float">
            <text:p>-2.41935483870975</text:p>
          </table:table-cell>
          <table:table-cell table:formula="of:=(([.E25]*100)*(16516))/10000" office:value-type="float" office:value="2477.4" calcext:value-type="float">
            <text:p>2477.4</text:p>
          </table:table-cell>
          <table:table-cell table:formula="of:=[.L25]-[.H25]" office:value-type="float" office:value="-0.0193548387096598" calcext:value-type="float">
            <text:p>-0.01935483870965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6]*10000)*[.F26]" office:value-type="float" office:value="2312.25806451613" calcext:value-type="float">
            <text:p>2312.25806451613</text:p>
          </table:table-cell>
          <table:table-cell table:formula="of:=(5632/341000)*([.E26]*10000)" office:value-type="float" office:value="2312.25806451613" calcext:value-type="float">
            <text:p>2312.25806451613</text:p>
          </table:table-cell>
          <table:table-cell table:formula="of:=[.H26]/[.E26]" office:value-type="float" office:value="165.161290322581" calcext:value-type="float">
            <text:p>165.161290322581</text:p>
          </table:table-cell>
          <table:table-cell table:formula="of:=165*[.E26]" office:value-type="float" office:value="2310" calcext:value-type="float">
            <text:p>2310</text:p>
          </table:table-cell>
          <table:table-cell table:formula="of:=[.J26]-[.H26]" office:value-type="float" office:value="-2.25806451612925" calcext:value-type="float">
            <text:p>-2.25806451612925</text:p>
          </table:table-cell>
          <table:table-cell table:formula="of:=(([.E26]*100)*(16516))/10000" office:value-type="float" office:value="2312.24" calcext:value-type="float">
            <text:p>2312.24</text:p>
          </table:table-cell>
          <table:table-cell table:formula="of:=[.L26]-[.H26]" office:value-type="float" office:value="-0.0180645161294706" calcext:value-type="float">
            <text:p>-0.01806451612947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7]*10000)*[.F27]" office:value-type="float" office:value="2147.09677419355" calcext:value-type="float">
            <text:p>2147.09677419355</text:p>
          </table:table-cell>
          <table:table-cell table:formula="of:=(5632/341000)*([.E27]*10000)" office:value-type="float" office:value="2147.09677419355" calcext:value-type="float">
            <text:p>2147.09677419355</text:p>
          </table:table-cell>
          <table:table-cell table:formula="of:=[.H27]/[.E27]" office:value-type="float" office:value="165.161290322581" calcext:value-type="float">
            <text:p>165.161290322581</text:p>
          </table:table-cell>
          <table:table-cell table:formula="of:=165*[.E27]" office:value-type="float" office:value="2145" calcext:value-type="float">
            <text:p>2145</text:p>
          </table:table-cell>
          <table:table-cell table:formula="of:=[.J27]-[.H27]" office:value-type="float" office:value="-2.0967741935483" calcext:value-type="float">
            <text:p>-2.0967741935483</text:p>
          </table:table-cell>
          <table:table-cell table:formula="of:=(([.E27]*100)*(16516))/10000" office:value-type="float" office:value="2147.08" calcext:value-type="float">
            <text:p>2147.08</text:p>
          </table:table-cell>
          <table:table-cell table:formula="of:=[.L27]-[.H27]" office:value-type="float" office:value="-0.0167741935483718" calcext:value-type="float">
            <text:p>-0.01677419354837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8]*10000)*[.F28]" office:value-type="float" office:value="1981.93548387097" calcext:value-type="float">
            <text:p>1981.93548387097</text:p>
          </table:table-cell>
          <table:table-cell table:formula="of:=(5632/341000)*([.E28]*10000)" office:value-type="float" office:value="1981.93548387097" calcext:value-type="float">
            <text:p>1981.93548387097</text:p>
          </table:table-cell>
          <table:table-cell table:formula="of:=[.H28]/[.E28]" office:value-type="float" office:value="165.161290322581" calcext:value-type="float">
            <text:p>165.161290322581</text:p>
          </table:table-cell>
          <table:table-cell table:formula="of:=165*[.E28]" office:value-type="float" office:value="1980" calcext:value-type="float">
            <text:p>1980</text:p>
          </table:table-cell>
          <table:table-cell table:formula="of:=[.J28]-[.H28]" office:value-type="float" office:value="-1.9354838709678" calcext:value-type="float">
            <text:p>-1.9354838709678</text:p>
          </table:table-cell>
          <table:table-cell table:formula="of:=(([.E28]*100)*(16516))/10000" office:value-type="float" office:value="1981.92" calcext:value-type="float">
            <text:p>1981.92</text:p>
          </table:table-cell>
          <table:table-cell table:formula="of:=[.L28]-[.H28]" office:value-type="float" office:value="-0.0154838709677279" calcext:value-type="float">
            <text:p>-0.01548387096772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29]*10000)*[.F29]" office:value-type="float" office:value="1816.77419354839" calcext:value-type="float">
            <text:p>1816.77419354839</text:p>
          </table:table-cell>
          <table:table-cell table:formula="of:=(5632/341000)*([.E29]*10000)" office:value-type="float" office:value="1816.77419354839" calcext:value-type="float">
            <text:p>1816.77419354839</text:p>
          </table:table-cell>
          <table:table-cell table:formula="of:=[.H29]/[.E29]" office:value-type="float" office:value="165.161290322581" calcext:value-type="float">
            <text:p>165.161290322581</text:p>
          </table:table-cell>
          <table:table-cell table:formula="of:=165*[.E29]" office:value-type="float" office:value="1815" calcext:value-type="float">
            <text:p>1815</text:p>
          </table:table-cell>
          <table:table-cell table:formula="of:=[.J29]-[.H29]" office:value-type="float" office:value="-1.77419354838707" calcext:value-type="float">
            <text:p>-1.77419354838707</text:p>
          </table:table-cell>
          <table:table-cell table:formula="of:=(([.E29]*100)*(16516))/10000" office:value-type="float" office:value="1816.76" calcext:value-type="float">
            <text:p>1816.76</text:p>
          </table:table-cell>
          <table:table-cell table:formula="of:=[.L29]-[.H29]" office:value-type="float" office:value="-0.0141935483870839" calcext:value-type="float">
            <text:p>-0.01419354838708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0]*10000)*[.F30]" office:value-type="float" office:value="1651.61290322581" calcext:value-type="float">
            <text:p>1651.61290322581</text:p>
          </table:table-cell>
          <table:table-cell table:formula="of:=(5632/341000)*([.E30]*10000)" office:value-type="float" office:value="1651.61290322581" calcext:value-type="float">
            <text:p>1651.61290322581</text:p>
          </table:table-cell>
          <table:table-cell table:formula="of:=[.H30]/[.E30]" office:value-type="float" office:value="165.161290322581" calcext:value-type="float">
            <text:p>165.161290322581</text:p>
          </table:table-cell>
          <table:table-cell table:formula="of:=165*[.E30]" office:value-type="float" office:value="1650" calcext:value-type="float">
            <text:p>1650</text:p>
          </table:table-cell>
          <table:table-cell table:formula="of:=[.J30]-[.H30]" office:value-type="float" office:value="-1.61290322580658" calcext:value-type="float">
            <text:p>-1.61290322580658</text:p>
          </table:table-cell>
          <table:table-cell table:formula="of:=(([.E30]*100)*(16516))/10000" office:value-type="float" office:value="1651.6" calcext:value-type="float">
            <text:p>1651.6</text:p>
          </table:table-cell>
          <table:table-cell table:formula="of:=[.L30]-[.H30]" office:value-type="float" office:value="-0.0129032258066673" calcext:value-type="float">
            <text:p>-0.012903225806667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1]*10000)*[.F31]" office:value-type="float" office:value="1486.45161290323" calcext:value-type="float">
            <text:p>1486.45161290323</text:p>
          </table:table-cell>
          <table:table-cell table:formula="of:=(5632/341000)*([.E31]*10000)" office:value-type="float" office:value="1486.45161290323" calcext:value-type="float">
            <text:p>1486.45161290323</text:p>
          </table:table-cell>
          <table:table-cell table:formula="of:=[.H31]/[.E31]" office:value-type="float" office:value="165.161290322581" calcext:value-type="float">
            <text:p>165.161290322581</text:p>
          </table:table-cell>
          <table:table-cell table:formula="of:=165*[.E31]" office:value-type="float" office:value="1485" calcext:value-type="float">
            <text:p>1485</text:p>
          </table:table-cell>
          <table:table-cell table:formula="of:=[.J31]-[.H31]" office:value-type="float" office:value="-1.45161290322585" calcext:value-type="float">
            <text:p>-1.45161290322585</text:p>
          </table:table-cell>
          <table:table-cell table:formula="of:=(([.E31]*100)*(16516))/10000" office:value-type="float" office:value="1486.44" calcext:value-type="float">
            <text:p>1486.44</text:p>
          </table:table-cell>
          <table:table-cell table:formula="of:=[.L31]-[.H31]" office:value-type="float" office:value="-0.0116129032257959" calcext:value-type="float">
            <text:p>-0.01161290322579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2]*10000)*[.F32]" office:value-type="float" office:value="1321.29032258065" calcext:value-type="float">
            <text:p>1321.29032258065</text:p>
          </table:table-cell>
          <table:table-cell table:formula="of:=(5632/341000)*([.E32]*10000)" office:value-type="float" office:value="1321.29032258065" calcext:value-type="float">
            <text:p>1321.29032258065</text:p>
          </table:table-cell>
          <table:table-cell table:formula="of:=[.H32]/[.E32]" office:value-type="float" office:value="165.161290322581" calcext:value-type="float">
            <text:p>165.161290322581</text:p>
          </table:table-cell>
          <table:table-cell table:formula="of:=165*[.E32]" office:value-type="float" office:value="1320" calcext:value-type="float">
            <text:p>1320</text:p>
          </table:table-cell>
          <table:table-cell table:formula="of:=[.J32]-[.H32]" office:value-type="float" office:value="-1.29032258064512" calcext:value-type="float">
            <text:p>-1.29032258064512</text:p>
          </table:table-cell>
          <table:table-cell table:formula="of:=(([.E32]*100)*(16516))/10000" office:value-type="float" office:value="1321.28" calcext:value-type="float">
            <text:p>1321.28</text:p>
          </table:table-cell>
          <table:table-cell table:formula="of:=[.L32]-[.H32]" office:value-type="float" office:value="-0.0103225806451519" calcext:value-type="float">
            <text:p>-0.01032258064515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3]*10000)*[.F33]" office:value-type="float" office:value="1156.12903225806" calcext:value-type="float">
            <text:p>1156.12903225806</text:p>
          </table:table-cell>
          <table:table-cell table:formula="of:=(5632/341000)*([.E33]*10000)" office:value-type="float" office:value="1156.12903225806" calcext:value-type="float">
            <text:p>1156.12903225806</text:p>
          </table:table-cell>
          <table:table-cell table:formula="of:=[.H33]/[.E33]" office:value-type="float" office:value="165.161290322581" calcext:value-type="float">
            <text:p>165.161290322581</text:p>
          </table:table-cell>
          <table:table-cell table:formula="of:=165*[.E33]" office:value-type="float" office:value="1155" calcext:value-type="float">
            <text:p>1155</text:p>
          </table:table-cell>
          <table:table-cell table:formula="of:=[.J33]-[.H33]" office:value-type="float" office:value="-1.12903225806463" calcext:value-type="float">
            <text:p>-1.12903225806463</text:p>
          </table:table-cell>
          <table:table-cell table:formula="of:=(([.E33]*100)*(16516))/10000" office:value-type="float" office:value="1156.12" calcext:value-type="float">
            <text:p>1156.12</text:p>
          </table:table-cell>
          <table:table-cell table:formula="of:=[.L33]-[.H33]" office:value-type="float" office:value="-0.00903225806473529" calcext:value-type="float">
            <text:p>-0.009032258064735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4]*10000)*[.F34]" office:value-type="float" office:value="990.967741935484" calcext:value-type="float">
            <text:p>990.967741935484</text:p>
          </table:table-cell>
          <table:table-cell table:formula="of:=(5632/341000)*([.E34]*10000)" office:value-type="float" office:value="990.967741935484" calcext:value-type="float">
            <text:p>990.967741935484</text:p>
          </table:table-cell>
          <table:table-cell table:formula="of:=[.H34]/[.E34]" office:value-type="float" office:value="165.161290322581" calcext:value-type="float">
            <text:p>165.161290322581</text:p>
          </table:table-cell>
          <table:table-cell table:formula="of:=165*[.E34]" office:value-type="float" office:value="990" calcext:value-type="float">
            <text:p>990</text:p>
          </table:table-cell>
          <table:table-cell table:formula="of:=[.J34]-[.H34]" office:value-type="float" office:value="-0.9677419354839" calcext:value-type="float">
            <text:p>-0.9677419354839</text:p>
          </table:table-cell>
          <table:table-cell table:formula="of:=(([.E34]*100)*(16516))/10000" office:value-type="float" office:value="990.96" calcext:value-type="float">
            <text:p>990.96</text:p>
          </table:table-cell>
          <table:table-cell table:formula="of:=[.L34]-[.H34]" office:value-type="float" office:value="-0.00774193548386393" calcext:value-type="float">
            <text:p>-0.007741935483863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(5632/341000)" office:value-type="float" office:value="0.0165161290322581" calcext:value-type="float">
            <text:p>0.0165161290322581</text:p>
          </table:table-cell>
          <table:table-cell table:formula="of:=([.E35]*10000)*[.F35]" office:value-type="float" office:value="825.806451612903" calcext:value-type="float">
            <text:p>825.806451612903</text:p>
          </table:table-cell>
          <table:table-cell table:formula="of:=(5632/341000)*([.E35]*10000)" office:value-type="float" office:value="825.806451612903" calcext:value-type="float">
            <text:p>825.806451612903</text:p>
          </table:table-cell>
          <table:table-cell table:formula="of:=[.H35]/[.E35]" office:value-type="float" office:value="165.161290322581" calcext:value-type="float">
            <text:p>165.161290322581</text:p>
          </table:table-cell>
          <table:table-cell table:formula="of:=165*[.E35]" office:value-type="float" office:value="825" calcext:value-type="float">
            <text:p>825</text:p>
          </table:table-cell>
          <table:table-cell table:formula="of:=[.J35]-[.H35]" office:value-type="float" office:value="-0.806451612903288" calcext:value-type="float">
            <text:p>-0.806451612903288</text:p>
          </table:table-cell>
          <table:table-cell table:formula="of:=(([.E35]*100)*(16516))/10000" office:value-type="float" office:value="825.8" calcext:value-type="float">
            <text:p>825.8</text:p>
          </table:table-cell>
          <table:table-cell table:formula="of:=[.L35]-[.H35]" office:value-type="float" office:value="-0.00645161290333363" calcext:value-type="float">
            <text:p>-0.0064516129033336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2T10:28:27.683000000</meta:creation-date>
    <dc:date>2024-08-05T17:20:47.810000000</dc:date>
    <meta:editing-duration>P3DT4H29M50S</meta:editing-duration>
    <meta:editing-cycles>2</meta:editing-cycles>
    <meta:generator>LibreOffice/7.3.1.3$Windows_X86_64 LibreOffice_project/a69ca51ded25f3eefd52d7bf9a5fad8c90b87951</meta:generator>
    <meta:document-statistic meta:table-count="1" meta:cell-count="221" meta:object-count="0"/>
  </office:meta>
</office:document-meta>
</file>